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7627" officeooo:paragraph-rsid="00097627"/>
    </style:style>
    <style:style style:name="P2" style:family="paragraph" style:parent-style-name="Standard">
      <style:text-properties officeooo:rsid="000c2aa8" officeooo:paragraph-rsid="000c2aa8"/>
    </style:style>
    <style:style style:name="P3" style:family="paragraph" style:parent-style-name="Standard">
      <style:text-properties officeooo:rsid="0013b2b9" officeooo:paragraph-rsid="0013b2b9"/>
    </style:style>
    <style:style style:name="P4" style:family="paragraph" style:parent-style-name="Standard">
      <style:text-properties officeooo:rsid="0017424a" officeooo:paragraph-rsid="001a18e8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c2085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style:font-size-asian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fo:padding="0.074cm" fo:border-left="none" fo:border-right="none" fo:border-top="none" fo:border-bottom="0.06pt solid #000000" style:join-border="false"/>
    </style:style>
    <style:style style:name="T1" style:family="text">
      <style:text-properties fo:color="#7f0055" style:font-name="Courier New" fo:font-size="10pt" fo:font-weight="bold" style:font-size-asian="10pt" style:font-weight-asian="bold"/>
    </style:style>
    <style:style style:name="T2" style:family="text">
      <style:text-properties fo:color="#7f0055" style:font-name="Courier New" fo:font-size="10pt" style:text-underline-style="solid" style:text-underline-width="auto" style:text-underline-color="font-color" fo:font-weight="bold" style:font-size-asian="10pt" style:font-weight-asian="bold"/>
    </style:style>
    <style:style style:name="T3" style:family="text">
      <style:text-properties fo:color="#000000" style:font-name="Courier New" fo:font-size="10pt" style:font-size-asian="10pt"/>
    </style:style>
    <style:style style:name="T4" style:family="text">
      <style:text-properties fo:color="#000000" style:font-name="Courier New" fo:font-size="10pt" officeooo:rsid="001a686d" style:font-size-asian="10pt"/>
    </style:style>
    <style:style style:name="T5" style:family="text">
      <style:text-properties fo:color="#000000" style:font-name="Courier New" fo:font-size="10pt" style:text-underline-style="solid" style:text-underline-width="auto" style:text-underline-color="font-color" style:font-size-asian="10pt"/>
    </style:style>
    <style:style style:name="T6" style:family="text">
      <style:text-properties fo:color="#000000" style:font-name="Courier New" fo:font-size="10pt" fo:font-style="italic" style:font-size-asian="10pt" style:font-style-asian="italic"/>
    </style:style>
    <style:style style:name="T7" style:family="text">
      <style:text-properties fo:color="#000000" style:font-name="Courier New" fo:font-size="10pt" fo:font-style="italic" style:text-underline-style="solid" style:text-underline-width="auto" style:text-underline-color="font-color" style:font-size-asian="10pt" style:font-style-asian="italic"/>
    </style:style>
    <style:style style:name="T8" style:family="text">
      <style:text-properties fo:color="#3f7f5f" style:font-name="Courier New" fo:font-size="10pt" style:font-size-asian="10pt"/>
    </style:style>
    <style:style style:name="T9" style:family="text">
      <style:text-properties fo:color="#3f7f5f" style:font-name="Courier New" fo:font-size="10pt" style:text-underline-style="solid" style:text-underline-width="auto" style:text-underline-color="font-color" style:font-size-asian="10pt"/>
    </style:style>
    <style:style style:name="T10" style:family="text">
      <style:text-properties fo:color="#6a3e3e" style:font-name="Courier New" fo:font-size="10pt" style:font-size-asian="10pt"/>
    </style:style>
    <style:style style:name="T11" style:family="text">
      <style:text-properties fo:color="#6a3e3e" style:font-name="Courier New" fo:font-size="10pt" style:font-size-asian="10pt" fo:background-color="#ceccf7"/>
    </style:style>
    <style:style style:name="T12" style:family="text">
      <style:text-properties fo:color="#6a3e3e" style:font-name="Courier New" fo:font-size="10pt" style:text-underline-style="solid" style:text-underline-width="auto" style:text-underline-color="font-color" style:font-size-asian="10pt"/>
    </style:style>
    <style:style style:name="T13" style:family="text">
      <style:text-properties fo:color="#0000c0" style:font-name="Courier New" fo:font-size="10pt" fo:font-style="italic" fo:font-weight="bold" style:font-size-asian="10pt" style:font-style-asian="italic" style:font-weight-asian="bold"/>
    </style:style>
    <style:style style:name="T14" style:family="text">
      <style:text-properties fo:color="#2a00ff" style:font-name="Courier New" fo:font-size="10pt" style:font-size-asian="10pt"/>
    </style:style>
    <style:style style:name="T15" style:family="text">
      <style:text-properties fo:color="#7f9fbf" style:font-name="Courier New" fo:font-size="10pt" fo:font-weight="bold" style:font-size-asian="10pt" style:font-weight-asian="bold"/>
    </style:style>
    <style:style style:name="T16" style:family="text">
      <style:text-properties officeooo:rsid="000e1e0a"/>
    </style:style>
    <style:style style:name="T17" style:family="text">
      <style:text-properties officeooo:rsid="0014e542"/>
    </style:style>
    <style:style style:name="T18" style:family="text">
      <style:text-properties officeooo:rsid="0018b08b"/>
    </style:style>
    <style:style style:name="T19" style:family="text">
      <style:text-properties officeooo:rsid="001a68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– Calculadora básica</text:p>
      <text:p text:style-name="P1"><text:span text:style-name="T1"/></text:p>
      <text:p text:style-name="P1"><text:span text:style-name="T1">package</text:span><text:span text:style-name="T3"> calculator;</text:span></text:p>
      <text:p text:style-name="P7"/>
      <text:p text:style-name="P5"><text:span text:style-name="T1">import</text:span><text:span text:style-name="T3"> java.util.Scanner;</text:span></text:p>
      <text:p text:style-name="P7"/>
      <text:p text:style-name="P5"><text:span text:style-name="T1">class</text:span><text:span text:style-name="T3"> Calculator{</text:span></text:p>
      <text:p text:style-name="P5"><text:span text:style-name="T3"><text:tab/></text:span></text:p>
      <text:p text:style-name="P5"><text:span text:style-name="T3"><text:tab/></text:span><text:span text:style-name="T8">// sum</text:span></text:p>
      <text:p text:style-name="P5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add(</text:span><text:span text:style-name="T1">int</text:span><text:span text:style-name="T3"> </text:span><text:span text:style-name="T10">n1</text:span><text:span text:style-name="T3">, </text:span><text:span text:style-name="T1">int</text:span><text:span text:style-name="T3"> </text:span><text:span text:style-name="T10">n2</text:span><text:span text:style-name="T3">){</text:span></text:p>
      <text:p text:style-name="P5"><text:span text:style-name="T3"><text:tab/><text:tab/></text:span><text:span text:style-name="T1">int</text:span><text:span text:style-name="T3"> </text:span><text:span text:style-name="T10">result</text:span><text:span text:style-name="T3"> = </text:span><text:span text:style-name="T10">n1</text:span><text:span text:style-name="T3"> + </text:span><text:span text:style-name="T10">n2</text:span><text:span text:style-name="T3">;</text:span></text:p>
      <text:p text:style-name="P5"><text:span text:style-name="T3"><text:tab/><text:tab/>System.</text:span><text:span text:style-name="T13">out</text:span><text:span text:style-name="T3">.println(</text:span><text:span text:style-name="T10">n1</text:span><text:span text:style-name="T3"> + </text:span><text:span text:style-name="T14">" + "</text:span><text:span text:style-name="T3"> + </text:span><text:span text:style-name="T10">n2</text:span><text:span text:style-name="T3"> + </text:span><text:span text:style-name="T14">" = "</text:span><text:span text:style-name="T3"> + </text:span><text:span text:style-name="T10">result</text:span><text:span text:style-name="T3">);</text:span></text:p>
      <text:p text:style-name="P5"><text:span text:style-name="T3"><text:tab/>}</text:span></text:p>
      <text:p text:style-name="P5"><text:span text:style-name="T3"><text:tab/></text:span></text:p>
      <text:p text:style-name="P5"><text:span text:style-name="T3"><text:tab/></text:span><text:span text:style-name="T8">//</text:span><text:span text:style-name="T9">subract</text:span></text:p>
      <text:p text:style-name="P5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subtract(</text:span><text:span text:style-name="T1">int</text:span><text:span text:style-name="T3"> </text:span><text:span text:style-name="T10">n1</text:span><text:span text:style-name="T3">, </text:span><text:span text:style-name="T1">int</text:span><text:span text:style-name="T3"> </text:span><text:span text:style-name="T10">n2</text:span><text:span text:style-name="T3">){</text:span></text:p>
      <text:p text:style-name="P5"><text:span text:style-name="T3"><text:tab/><text:tab/></text:span><text:span text:style-name="T1">int</text:span><text:span text:style-name="T3"> <text:s/></text:span><text:span text:style-name="T10">result</text:span><text:span text:style-name="T3"> = </text:span><text:span text:style-name="T10">n1</text:span><text:span text:style-name="T3"> - </text:span><text:span text:style-name="T10">n2</text:span><text:span text:style-name="T3">;</text:span></text:p>
      <text:p text:style-name="P5"><text:span text:style-name="T3"><text:tab/><text:tab/>System.</text:span><text:span text:style-name="T13">out</text:span><text:span text:style-name="T3">.println(</text:span><text:span text:style-name="T10">n1</text:span><text:span text:style-name="T3"> + </text:span><text:span text:style-name="T14">" - "</text:span><text:span text:style-name="T3"> + </text:span><text:span text:style-name="T10">n2</text:span><text:span text:style-name="T3"> + </text:span><text:span text:style-name="T14">" = "</text:span><text:span text:style-name="T3"> + </text:span><text:span text:style-name="T10">result</text:span><text:span text:style-name="T3">);</text:span></text:p>
      <text:p text:style-name="P5"><text:span text:style-name="T3"><text:tab/>}</text:span></text:p>
      <text:p text:style-name="P5"><text:span text:style-name="T3"><text:tab/></text:span></text:p>
      <text:p text:style-name="P5"><text:span text:style-name="T3"><text:tab/></text:span><text:span text:style-name="T8">//multiply</text:span></text:p>
      <text:p text:style-name="P5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ultiply(</text:span><text:span text:style-name="T1">int</text:span><text:span text:style-name="T3"> </text:span><text:span text:style-name="T10">n1</text:span><text:span text:style-name="T3">, </text:span><text:span text:style-name="T1">int</text:span><text:span text:style-name="T3"> </text:span><text:span text:style-name="T10">n2</text:span><text:span text:style-name="T3">){</text:span></text:p>
      <text:p text:style-name="P5"><text:span text:style-name="T3"><text:tab/><text:tab/></text:span><text:span text:style-name="T1">int</text:span><text:span text:style-name="T3"> </text:span><text:span text:style-name="T10">result</text:span><text:span text:style-name="T3"> = </text:span><text:span text:style-name="T10">n1</text:span><text:span text:style-name="T3"> * </text:span><text:span text:style-name="T10">n2</text:span><text:span text:style-name="T3">;</text:span></text:p>
      <text:p text:style-name="P5"><text:span text:style-name="T3"><text:tab/><text:tab/>System.</text:span><text:span text:style-name="T13">out</text:span><text:span text:style-name="T3">.println(</text:span><text:span text:style-name="T10">n1</text:span><text:span text:style-name="T3"> + </text:span><text:span text:style-name="T14">" * "</text:span><text:span text:style-name="T3"> + </text:span><text:span text:style-name="T10">n2</text:span><text:span text:style-name="T3"> + </text:span><text:span text:style-name="T14">" = "</text:span><text:span text:style-name="T3"> + </text:span><text:span text:style-name="T10">result</text:span><text:span text:style-name="T3">);</text:span></text:p>
      <text:p text:style-name="P5"><text:span text:style-name="T3"><text:tab/>}</text:span></text:p>
      <text:p text:style-name="P5"><text:span text:style-name="T3"><text:tab/></text:span></text:p>
      <text:p text:style-name="P5"><text:span text:style-name="T3"><text:tab/></text:span><text:span text:style-name="T8">//divide</text:span></text:p>
      <text:p text:style-name="P5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divide(</text:span><text:span text:style-name="T1">double</text:span><text:span text:style-name="T3"> </text:span><text:span text:style-name="T10">n1</text:span><text:span text:style-name="T3">, </text:span><text:span text:style-name="T1">double</text:span><text:span text:style-name="T3"> </text:span><text:span text:style-name="T10">n2</text:span><text:span text:style-name="T3">){</text:span></text:p>
      <text:p text:style-name="P5"><text:span text:style-name="T3"><text:tab/><text:tab/></text:span><text:span text:style-name="T1">double</text:span><text:span text:style-name="T3"> </text:span><text:span text:style-name="T10">result</text:span><text:span text:style-name="T3"> = </text:span><text:span text:style-name="T10">n1</text:span><text:span text:style-name="T3"> / </text:span><text:span text:style-name="T10">n2</text:span><text:span text:style-name="T3">;</text:span></text:p>
      <text:p text:style-name="P5"><text:span text:style-name="T3"><text:tab/><text:tab/>System.</text:span><text:span text:style-name="T13">out</text:span><text:span text:style-name="T3">.println(</text:span><text:span text:style-name="T10">n1</text:span><text:span text:style-name="T3"> + </text:span><text:span text:style-name="T14">" / "</text:span><text:span text:style-name="T3"> + </text:span><text:span text:style-name="T10">n2</text:span><text:span text:style-name="T3"> + </text:span><text:span text:style-name="T14">" = "</text:span><text:span text:style-name="T3"> + </text:span><text:span text:style-name="T10">result</text:span><text:span text:style-name="T3">);</text:span></text:p>
      <text:p text:style-name="P5"><text:span text:style-name="T3"><text:tab/>}</text:span></text:p>
      <text:p text:style-name="P5"><text:span text:style-name="T3">}</text:span></text:p>
      <text:p text:style-name="P7"/>
      <text:p text:style-name="P7"/>
      <text:p text:style-name="P5"><text:span text:style-name="T1">public</text:span><text:span text:style-name="T3"> </text:span><text:span text:style-name="T1">class</text:span><text:span text:style-name="T3"> main {</text:span></text:p>
      <text:p text:style-name="P7"/>
      <text:p text:style-name="P5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</text:span><text:span text:style-name="T5">main(String[] </text:span><text:span text:style-name="T12">args</text:span><text:span text:style-name="T5">)</text:span><text:span text:style-name="T3"> {</text:span></text:p>
      <text:p text:style-name="P5"><text:span text:style-name="T3"><text:tab/><text:tab/></text:span><text:span text:style-name="T8">// </text:span><text:span text:style-name="T15">TODO</text:span><text:span text:style-name="T8"> Auto-generated method stub</text:span></text:p>
      <text:p text:style-name="P5"><text:span text:style-name="T3"><text:tab/><text:tab/></text:span><text:span text:style-name="T1">int</text:span><text:span text:style-name="T3"> </text:span><text:span text:style-name="T10">n1</text:span><text:span text:style-name="T3"> =0;</text:span></text:p>
      <text:p text:style-name="P5"><text:span text:style-name="T3"><text:tab/><text:tab/></text:span><text:span text:style-name="T1">int</text:span><text:span text:style-name="T3"> </text:span><text:span text:style-name="T10">n2</text:span><text:span text:style-name="T3"> = 0;</text:span></text:p>
      <text:p text:style-name="P5"><text:span text:style-name="T3"><text:tab/><text:tab/></text:span><text:span text:style-name="T1">double</text:span><text:span text:style-name="T3"> </text:span><text:span text:style-name="T10">dn1</text:span><text:span text:style-name="T3"> = 0;</text:span></text:p>
      <text:p text:style-name="P5"><text:span text:style-name="T3"><text:tab/><text:tab/></text:span><text:span text:style-name="T1">double</text:span><text:span text:style-name="T3"> </text:span><text:span text:style-name="T10">dn2</text:span><text:span text:style-name="T3"> = 0;</text:span></text:p>
      <text:p text:style-name="P5"><text:span text:style-name="T3"><text:tab/><text:tab/>Calculator </text:span><text:span text:style-name="T10">calculator</text:span><text:span text:style-name="T3"> = </text:span><text:span text:style-name="T1">new</text:span><text:span text:style-name="T3"> Calculator();</text:span></text:p>
      <text:p text:style-name="P5"><text:span text:style-name="T3"><text:tab/><text:tab/></text:span></text:p>
      <text:p text:style-name="P5"><text:span text:style-name="T3"><text:tab/><text:tab/>Scanner </text:span><text:span text:style-name="T12">sc</text:span><text:span text:style-name="T3"> = </text:span><text:span text:style-name="T1">new</text:span><text:span text:style-name="T3"> Scanner(System.</text:span><text:span text:style-name="T13">in</text:span><text:span text:style-name="T3">); <text:s text:c="3"/></text:span></text:p>
      <text:p text:style-name="P5"><text:span text:style-name="T3"><text:tab/><text:tab/></text:span></text:p>
      <text:p text:style-name="P5"><text:span text:style-name="T3"><text:tab/> <text:s text:c="3"/>String </text:span><text:span text:style-name="T10">entrada</text:span><text:span text:style-name="T3">;</text:span></text:p>
      <text:p text:style-name="P5"><text:span text:style-name="T3"><text:tab/> <text:s text:c="3"/></text:span></text:p>
      <text:p text:style-name="P5"><text:span text:style-name="T3"><text:tab/> <text:s text:c="3"/>System.</text:span><text:span text:style-name="T13">out</text:span><text:span text:style-name="T3">.println(</text:span><text:span text:style-name="T14">"Digite o primeiro numero: "</text:span><text:span text:style-name="T3">);</text:span></text:p>
      <text:p text:style-name="P5"><text:span text:style-name="T3"><text:tab/> <text:s text:c="3"/></text:span><text:span text:style-name="T10">entrada</text:span><text:span text:style-name="T3"> = </text:span><text:span text:style-name="T10">sc</text:span><text:span text:style-name="T3">.nextLine();</text:span></text:p>
      <text:p text:style-name="P5"><text:span text:style-name="T3"><text:tab/> <text:s text:c="3"/></text:span><text:span text:style-name="T10">n1</text:span><text:span text:style-name="T3"> = Integer.</text:span><text:span text:style-name="T6">parseInt</text:span><text:span text:style-name="T3">(</text:span><text:span text:style-name="T10">entrada</text:span><text:span text:style-name="T3">);</text:span></text:p>
      <text:p text:style-name="P5"><text:span text:style-name="T3"><text:tab/> <text:s text:c="3"/></text:span><text:span text:style-name="T10">dn1</text:span><text:span text:style-name="T3"> = Double.</text:span><text:span text:style-name="T6">parseDouble</text:span><text:span text:style-name="T3">(</text:span><text:span text:style-name="T10">entrada</text:span><text:span text:style-name="T3">);</text:span></text:p>
      <text:p text:style-name="P5"><text:span text:style-name="T3"><text:tab/> <text:s text:c="3"/></text:span></text:p>
      <text:p text:style-name="P5"><text:span text:style-name="T3"><text:tab/> <text:s text:c="3"/>System.</text:span><text:span text:style-name="T13">out</text:span><text:span text:style-name="T3">.print(</text:span><text:span text:style-name="T14">"Digite o segundo número: "</text:span><text:span text:style-name="T3">);</text:span></text:p>
      <text:p text:style-name="P5"><text:span text:style-name="T3"><text:tab/> <text:s text:c="3"/></text:span><text:span text:style-name="T10">entrada</text:span><text:span text:style-name="T3"> = </text:span><text:span text:style-name="T10">sc</text:span><text:span text:style-name="T3">.nextLine();</text:span></text:p>
      <text:p text:style-name="P5"><text:span text:style-name="T3"><text:tab/> <text:s text:c="3"/></text:span><text:span text:style-name="T10">n2</text:span><text:span text:style-name="T3"> = Integer.</text:span><text:span text:style-name="T6">parseInt</text:span><text:span text:style-name="T3">(</text:span><text:span text:style-name="T10">entrada</text:span><text:span text:style-name="T3">);</text:span></text:p>
      <text:p text:style-name="P5"><text:span text:style-name="T3"><text:tab/> <text:s text:c="3"/></text:span><text:span text:style-name="T10">dn2</text:span><text:span text:style-name="T3"> = Double.</text:span><text:span text:style-name="T6">parseDouble</text:span><text:span text:style-name="T3">(</text:span><text:span text:style-name="T10">entrada</text:span><text:span text:style-name="T3">);</text:span></text:p>
      <text:p text:style-name="P5"><text:span text:style-name="T3"><text:tab/> <text:s text:c="3"/></text:span></text:p>
      <text:p text:style-name="P5"><text:span text:style-name="T3"><text:tab/> <text:s text:c="3"/></text:span><text:span text:style-name="T12">calculator</text:span><text:span text:style-name="T5">.</text:span><text:span text:style-name="T7">add</text:span><text:span text:style-name="T5">(</text:span><text:span text:style-name="T12">n1</text:span><text:span text:style-name="T5">, </text:span><text:span text:style-name="T12">n2</text:span><text:span text:style-name="T5">)</text:span><text:span text:style-name="T3">;</text:span></text:p>
      <text:p text:style-name="P5"><text:span text:style-name="T3"><text:tab/> <text:s text:c="3"/></text:span><text:span text:style-name="T12">calculator</text:span><text:span text:style-name="T5">.</text:span><text:span text:style-name="T7">subtract</text:span><text:span text:style-name="T5">(</text:span><text:span text:style-name="T12">n1</text:span><text:span text:style-name="T5">, </text:span><text:span text:style-name="T12">n2</text:span><text:span text:style-name="T5">)</text:span><text:span text:style-name="T3">;</text:span></text:p>
      <text:p text:style-name="P5"><text:span text:style-name="T3"><text:tab/> <text:s text:c="3"/></text:span><text:span text:style-name="T12">calculator</text:span><text:span text:style-name="T5">.</text:span><text:span text:style-name="T7">multiply</text:span><text:span text:style-name="T5">(</text:span><text:span text:style-name="T12">n1</text:span><text:span text:style-name="T5">, </text:span><text:span text:style-name="T12">n2</text:span><text:span text:style-name="T5">)</text:span><text:span text:style-name="T3">;</text:span></text:p>
      <text:p text:style-name="P5"><text:span text:style-name="T3"><text:tab/> <text:s text:c="3"/></text:span><text:span text:style-name="T12">calculator</text:span><text:span text:style-name="T5">.</text:span><text:span text:style-name="T7">divide</text:span><text:span text:style-name="T5">(</text:span><text:span text:style-name="T12">dn1</text:span><text:span text:style-name="T5">, </text:span><text:span text:style-name="T12">dn2</text:span><text:span text:style-name="T5">)</text:span><text:span text:style-name="T3">;</text:span></text:p>
      <text:p text:style-name="P5"><text:span text:style-name="T3"><text:tab/> <text:s text:c="3"/></text:span></text:p>
      <text:p text:style-name="P5"><text:soft-page-break/><text:span text:style-name="T3"><text:tab/> <text:s text:c="3"/></text:span></text:p>
      <text:p text:style-name="P5"><text:span text:style-name="T3"><text:tab/> <text:s text:c="3"/></text:span></text:p>
      <text:p text:style-name="P5"><text:span text:style-name="T3"><text:tab/>}</text:span></text:p>
      <text:p text:style-name="P7"/>
      <text:p text:style-name="P8"><text:span text:style-name="T3">}</text:span></text:p>
      <text:p text:style-name="P1"/>
      <text:p text:style-name="P2">2 – Gerar um arquivo .txt <text:span text:style-name="T16">(o arquivo fica na pasta do projeto)</text:span></text:p>
      <text:p text:style-name="P2"><text:span text:style-name="T1">package</text:span><text:span text:style-name="T3"> generateTXTFile;</text:span></text:p>
      <text:p text:style-name="P7"/>
      <text:p text:style-name="P5"><text:span text:style-name="T1">import</text:span><text:span text:style-name="T3"> java.io.BufferedReader;</text:span></text:p>
      <text:p text:style-name="P5"><text:span text:style-name="T1">import</text:span><text:span text:style-name="T3"> java.io.FileWriter;</text:span></text:p>
      <text:p text:style-name="P5"><text:span text:style-name="T1">import</text:span><text:span text:style-name="T3"> java.io.IOException;</text:span></text:p>
      <text:p text:style-name="P5"><text:span text:style-name="T1">import</text:span><text:span text:style-name="T3"> java.io.InputStreamReader;</text:span></text:p>
      <text:p text:style-name="P5"><text:span text:style-name="T1">import</text:span><text:span text:style-name="T3"> java.io.PrintWriter;</text:span></text:p>
      <text:p text:style-name="P7"/>
      <text:p text:style-name="P5"><text:span text:style-name="T1">public</text:span><text:span text:style-name="T3"> </text:span><text:span text:style-name="T1">class</text:span><text:span text:style-name="T3"> main {</text:span></text:p>
      <text:p text:style-name="P7"/>
      <text:p text:style-name="P5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</text:span><text:span text:style-name="T5">main(String[] </text:span><text:span text:style-name="T12">args</text:span><text:span text:style-name="T5">)</text:span><text:span text:style-name="T3"> {</text:span></text:p>
      <text:p text:style-name="P5"><text:span text:style-name="T3"><text:tab/><text:tab/></text:span><text:span text:style-name="T8">// </text:span><text:span text:style-name="T15">TODO</text:span><text:span text:style-name="T8"> Auto-generated method stub</text:span></text:p>
      <text:p text:style-name="P5"><text:span text:style-name="T3"><text:tab/><text:tab/></text:span></text:p>
      <text:p text:style-name="P5"><text:span text:style-name="T3"><text:tab/><text:tab/>System.</text:span><text:span text:style-name="T13">out</text:span><text:span text:style-name="T3">.print(</text:span><text:span text:style-name="T14">"Digite algo"</text:span><text:span text:style-name="T3">);</text:span></text:p>
      <text:p text:style-name="P5"><text:span text:style-name="T3"><text:tab/><text:tab/></text:span></text:p>
      <text:p text:style-name="P5"><text:span text:style-name="T3"><text:tab/><text:tab/></text:span><text:span text:style-name="T1">try</text:span><text:span text:style-name="T3"> {</text:span></text:p>
      <text:p text:style-name="P5"><text:span text:style-name="T3"><text:tab/><text:tab/> <text:s text:c="5"/></text:span><text:span text:style-name="T8">//create a buffered reader that connects to the console, we use it so we can read lines</text:span></text:p>
      <text:p text:style-name="P5"><text:span text:style-name="T3"><text:tab/><text:tab/> <text:s text:c="5"/>BufferedReader </text:span><text:span text:style-name="T10">in</text:span><text:span text:style-name="T3"> = </text:span><text:span text:style-name="T1">new</text:span><text:span text:style-name="T3"> BufferedReader(</text:span><text:span text:style-name="T1">new</text:span><text:span text:style-name="T3"> InputStreamReader(System.</text:span><text:span text:style-name="T13">in</text:span><text:span text:style-name="T3">));</text:span></text:p>
      <text:p text:style-name="P7"/>
      <text:p text:style-name="P5"><text:span text:style-name="T3"><text:tab/><text:tab/> <text:s text:c="5"/></text:span><text:span text:style-name="T8">//read a line from the console</text:span></text:p>
      <text:p text:style-name="P5"><text:span text:style-name="T3"><text:tab/><text:tab/> <text:s text:c="5"/>String </text:span><text:span text:style-name="T10">lineFromInput</text:span><text:span text:style-name="T3"> = </text:span><text:span text:style-name="T10">in</text:span><text:span text:style-name="T3">.readLine();</text:span></text:p>
      <text:p text:style-name="P7"/>
      <text:p text:style-name="P5"><text:span text:style-name="T3"><text:tab/><text:tab/> <text:s text:c="5"/></text:span><text:span text:style-name="T8">//create an print writer for writing to a file</text:span></text:p>
      <text:p text:style-name="P5"><text:span text:style-name="T3"><text:tab/><text:tab/> <text:s text:c="5"/>PrintWriter </text:span><text:span text:style-name="T10">out</text:span><text:span text:style-name="T3"> = </text:span><text:span text:style-name="T1">new</text:span><text:span text:style-name="T3"> PrintWriter(</text:span><text:span text:style-name="T1">new</text:span><text:span text:style-name="T3"> FileWriter(</text:span><text:span text:style-name="T14">"output.txt"</text:span><text:span text:style-name="T3">));</text:span></text:p>
      <text:p text:style-name="P7"/>
      <text:p text:style-name="P5"><text:span text:style-name="T3"><text:tab/><text:tab/> <text:s text:c="5"/></text:span><text:span text:style-name="T8">//output to the file a line</text:span></text:p>
      <text:p text:style-name="P5"><text:span text:style-name="T3"><text:tab/><text:tab/> <text:s text:c="5"/></text:span><text:span text:style-name="T10">out</text:span><text:span text:style-name="T3">.println(</text:span><text:span text:style-name="T10">lineFromInput</text:span><text:span text:style-name="T3">);</text:span></text:p>
      <text:p text:style-name="P7"/>
      <text:p text:style-name="P5"><text:span text:style-name="T3"><text:tab/><text:tab/> <text:s text:c="5"/></text:span><text:span text:style-name="T8">//close the file (VERY IMPORTANT!)</text:span></text:p>
      <text:p text:style-name="P5"><text:span text:style-name="T3"><text:tab/><text:tab/> <text:s text:c="5"/></text:span><text:span text:style-name="T10">out</text:span><text:span text:style-name="T3">.close();</text:span></text:p>
      <text:p text:style-name="P5"><text:span text:style-name="T3"><text:tab/><text:tab/> <text:s text:c="2"/>}</text:span></text:p>
      <text:p text:style-name="P5"><text:span text:style-name="T3"><text:tab/><text:tab/> <text:s text:c="5"/></text:span><text:span text:style-name="T1">catch</text:span><text:span text:style-name="T3">(IOException </text:span><text:span text:style-name="T10">e1</text:span><text:span text:style-name="T3">) {</text:span></text:p>
      <text:p text:style-name="P5"><text:span text:style-name="T3"><text:tab/><text:tab/> <text:s text:c="7"/>System.</text:span><text:span text:style-name="T13">out</text:span><text:span text:style-name="T3">.println(</text:span><text:span text:style-name="T14">"Error during reading/writing"</text:span><text:span text:style-name="T3">);</text:span></text:p>
      <text:p text:style-name="P5"><text:span text:style-name="T3"><text:tab/><text:tab/> <text:s text:c="2"/>}</text:span></text:p>
      <text:p text:style-name="P5"><text:span text:style-name="T3"><text:tab/>}</text:span></text:p>
      <text:p text:style-name="P7"/>
      <text:p text:style-name="P8"><text:span text:style-name="T3">}</text:span></text:p>
      <text:p text:style-name="P2"/>
      <text:p text:style-name="P3">3 – Ler o arquivo .txt que foi gerado no <text:span text:style-name="T17">exercício</text:span> anterior <text:span text:style-name="T17">(coloque o txt na pasta raiz do projeto)</text:span></text:p>
      <text:p text:style-name="P3"><text:span text:style-name="T1">package</text:span><text:span text:style-name="T3"> readTXTFile;</text:span></text:p>
      <text:p text:style-name="P7"/>
      <text:p text:style-name="P5"><text:span text:style-name="T1">import</text:span><text:span text:style-name="T3"> java.io.BufferedInputStream;</text:span></text:p>
      <text:p text:style-name="P5"><text:span text:style-name="T1">import</text:span><text:span text:style-name="T3"> java.io.FileInputStream;</text:span></text:p>
      <text:p text:style-name="P5"><text:span text:style-name="T1">import</text:span><text:span text:style-name="T3"> </text:span><text:span text:style-name="T5">java.io.FileNotFoundException</text:span><text:span text:style-name="T3">;</text:span></text:p>
      <text:p text:style-name="P5"><text:span text:style-name="T1">import</text:span><text:span text:style-name="T3"> java.io.IOException;</text:span></text:p>
      <text:p text:style-name="P5"><text:span text:style-name="T1">import</text:span><text:span text:style-name="T3"> java.io.InputStream;</text:span></text:p>
      <text:p text:style-name="P7"/>
      <text:p text:style-name="P5"><text:span text:style-name="T1">public</text:span><text:span text:style-name="T3"> </text:span><text:span text:style-name="T1">class</text:span><text:span text:style-name="T3"> main {</text:span></text:p>
      <text:p text:style-name="P7"/>
      <text:p text:style-name="P5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</text:span><text:span text:style-name="T5">main(String[] </text:span><text:span text:style-name="T12">args</text:span><text:span text:style-name="T5">) </text:span><text:span text:style-name="T2">throws</text:span><text:span text:style-name="T5"> IOException</text:span><text:span text:style-name="T3"> {</text:span></text:p>
      <text:p text:style-name="P5"><text:span text:style-name="T3"><text:tab/><text:tab/></text:span><text:span text:style-name="T8">// </text:span><text:span text:style-name="T15">TODO</text:span><text:span text:style-name="T8"> Auto-generated method stub</text:span></text:p>
      <text:p text:style-name="P5"><text:span text:style-name="T3"><text:tab/><text:tab/>InputStream </text:span><text:span text:style-name="T10">input</text:span><text:span text:style-name="T3"> = </text:span><text:span text:style-name="T1">new</text:span><text:span text:style-name="T3"> BufferedInputStream(</text:span><text:span text:style-name="T1">new</text:span><text:span text:style-name="T3"> </text:span><text:soft-page-break/><text:span text:style-name="T3">FileInputStream(</text:span><text:span text:style-name="T14">"output.txt"</text:span><text:span text:style-name="T3">));</text:span></text:p>
      <text:p text:style-name="P5"><text:span text:style-name="T3"><text:tab/><text:tab/></text:span><text:span text:style-name="T1">byte</text:span><text:span text:style-name="T3">[] </text:span><text:span text:style-name="T10">buffer</text:span><text:span text:style-name="T3"> = </text:span><text:span text:style-name="T1">new</text:span><text:span text:style-name="T3"> </text:span><text:span text:style-name="T1">byte</text:span><text:span text:style-name="T3">[8192];</text:span></text:p>
      <text:p text:style-name="P7"/>
      <text:p text:style-name="P5"><text:span text:style-name="T3"><text:tab/><text:tab/></text:span><text:span text:style-name="T1">try</text:span><text:span text:style-name="T3"> {</text:span></text:p>
      <text:p text:style-name="P5"><text:span text:style-name="T3"><text:tab/><text:tab/> <text:s text:c="3"/></text:span><text:span text:style-name="T1">for</text:span><text:span text:style-name="T3"> (</text:span><text:span text:style-name="T1">int</text:span><text:span text:style-name="T3"> </text:span><text:span text:style-name="T10">length</text:span><text:span text:style-name="T3"> = 0; (</text:span><text:span text:style-name="T10">length</text:span><text:span text:style-name="T3"> = </text:span><text:span text:style-name="T10">input</text:span><text:span text:style-name="T3">.read(</text:span><text:span text:style-name="T10">buffer</text:span><text:span text:style-name="T3">)) != -1;) {</text:span></text:p>
      <text:p text:style-name="P5"><text:span text:style-name="T3"><text:tab/><text:tab/> <text:s text:c="7"/>System.</text:span><text:span text:style-name="T13">out</text:span><text:span text:style-name="T3">.write(</text:span><text:span text:style-name="T10">buffer</text:span><text:span text:style-name="T3">, 0, </text:span><text:span text:style-name="T10">length</text:span><text:span text:style-name="T3">);</text:span></text:p>
      <text:p text:style-name="P5"><text:span text:style-name="T3"><text:tab/><text:tab/> <text:s text:c="3"/>}</text:span></text:p>
      <text:p text:style-name="P5"><text:span text:style-name="T3"><text:tab/><text:tab/>} </text:span><text:span text:style-name="T1">finally</text:span><text:span text:style-name="T3"> {</text:span></text:p>
      <text:p text:style-name="P5"><text:span text:style-name="T3"><text:tab/><text:tab/> <text:s text:c="3"/></text:span><text:span text:style-name="T10">input</text:span><text:span text:style-name="T3">.close();</text:span></text:p>
      <text:p text:style-name="P5"><text:span text:style-name="T3"><text:tab/><text:tab/>}</text:span></text:p>
      <text:p text:style-name="P5"><text:span text:style-name="T3"><text:tab/>}</text:span></text:p>
      <text:p text:style-name="P7"/>
      <text:p text:style-name="P8"><text:span text:style-name="T3">}</text:span></text:p>
      <text:p text:style-name="P3"/>
      <text:p text:style-name="P4">4 – <text:span text:style-name="T18">Calcular média aritmética.</text:span></text:p>
      <text:p text:style-name="P4"/>
      <text:p text:style-name="P4"><text:span text:style-name="T1">import</text:span><text:span text:style-name="T3"> java.util.Scanner;</text:span></text:p>
      <text:p text:style-name="P7"/>
      <text:p text:style-name="P5"><text:span text:style-name="T1">public</text:span><text:span text:style-name="T3"> </text:span><text:span text:style-name="T1">class</text:span><text:span text:style-name="T3"> main {</text:span></text:p>
      <text:p text:style-name="P7"/>
      <text:p text:style-name="P5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</text:span><text:span text:style-name="T5">main(String[] </text:span><text:span text:style-name="T12">args</text:span><text:span text:style-name="T5">)</text:span><text:span text:style-name="T3"> {</text:span></text:p>
      <text:p text:style-name="P5"><text:span text:style-name="T3"><text:tab/><text:tab/></text:span><text:span text:style-name="T8">// </text:span><text:span text:style-name="T15">TODO</text:span><text:span text:style-name="T8"> Auto-generated method stub</text:span></text:p>
      <text:p text:style-name="P5"><text:span text:style-name="T3"><text:tab/><text:tab/> <text:s/>Scanner </text:span><text:span text:style-name="T12">input</text:span><text:span text:style-name="T3"> = </text:span><text:span text:style-name="T1">new</text:span><text:span text:style-name="T3"> Scanner(System.</text:span><text:span text:style-name="T13">in</text:span><text:span text:style-name="T3">);</text:span></text:p>
      <text:p text:style-name="P5"><text:span text:style-name="T3"><text:tab/> <text:s text:c="7"/></text:span><text:span text:style-name="T1">int</text:span><text:span text:style-name="T3"> </text:span><text:span text:style-name="T10">n1</text:span><text:span text:style-name="T3">, </text:span><text:span text:style-name="T10">n2</text:span><text:span text:style-name="T3">, </text:span><text:span text:style-name="T10">n3</text:span><text:span text:style-name="T3">;</text:span></text:p>
      <text:p text:style-name="P5"><text:span text:style-name="T3"><text:tab/> <text:s text:c="7"/></text:span><text:span text:style-name="T1">int</text:span><text:span text:style-name="T3"> </text:span><text:span text:style-name="T10">media</text:span><text:span text:style-name="T3">, </text:span><text:span text:style-name="T10">i</text:span><text:span text:style-name="T3">, </text:span><text:span text:style-name="T10">cStudinput</text:span><text:span text:style-name="T3"> = 0;</text:span></text:p>
      <text:p text:style-name="P5"><text:span text:style-name="T3"><text:tab/> <text:s text:c="7"/></text:span></text:p>
      <text:p text:style-name="P5"><text:span text:style-name="T3"><text:tab/> <text:s text:c="7"/></text:span><text:span text:style-name="T1">for</text:span><text:span text:style-name="T3">(</text:span><text:span text:style-name="T10">i</text:span><text:span text:style-name="T3"> = 0; </text:span><text:span text:style-name="T10">i</text:span><text:span text:style-name="T3"> &lt; 3; </text:span><text:span text:style-name="T10">i</text:span><text:span text:style-name="T3">++){</text:span></text:p>
      <text:p text:style-name="P5"><text:span text:style-name="T3"><text:tab/> <text:s text:c="11"/></text:span></text:p>
      <text:p text:style-name="P5"><text:span text:style-name="T3"><text:tab/> <text:s text:c="11"/></text:span><text:span text:style-name="T10">cStudinput</text:span><text:span text:style-name="T3">++;</text:span></text:p>
      <text:p text:style-name="P5"><text:span text:style-name="T3"><text:tab/> <text:s text:c="11"/></text:span><text:span text:style-name="T8">// receive 1º </text:span></text:p>
      <text:p text:style-name="P5"><text:span text:style-name="T3"><text:tab/> <text:s text:c="11"/>System.</text:span><text:span text:style-name="T13">out</text:span><text:span text:style-name="T3">.println(</text:span><text:span text:style-name="T14">"Aluno "</text:span><text:span text:style-name="T3"> + </text:span><text:span text:style-name="T10">cStudinput</text:span><text:span text:style-name="T3"> + </text:span><text:span text:style-name="T14">", digite sua 1ª nota"</text:span><text:span text:style-name="T3">);</text:span></text:p>
      <text:p text:style-name="P5"><text:span text:style-name="T3"><text:tab/> <text:s text:c="11"/></text:span><text:span text:style-name="T11">n1</text:span><text:span text:style-name="T3"> = </text:span><text:span text:style-name="T10">input</text:span><text:span text:style-name="T3">.nextInt();</text:span></text:p>
      <text:p text:style-name="P5"><text:span text:style-name="T3"><text:tab/> <text:s text:c="11"/></text:span></text:p>
      <text:p text:style-name="P5"><text:span text:style-name="T3"><text:tab/> <text:s text:c="11"/></text:span><text:span text:style-name="T8">// receive a 2º</text:span></text:p>
      <text:p text:style-name="P5"><text:span text:style-name="T3"><text:tab/> <text:s text:c="11"/>System.</text:span><text:span text:style-name="T13">out</text:span><text:span text:style-name="T3">.println(</text:span><text:span text:style-name="T14">"Aluno "</text:span><text:span text:style-name="T3"> + </text:span><text:span text:style-name="T10">cStudinput</text:span><text:span text:style-name="T3"> + </text:span><text:span text:style-name="T14">", digite sua 2ª nota"</text:span><text:span text:style-name="T3">);</text:span></text:p>
      <text:p text:style-name="P5"><text:span text:style-name="T3"><text:tab/> <text:s text:c="11"/></text:span><text:span text:style-name="T10">n2</text:span><text:span text:style-name="T3"> = </text:span><text:span text:style-name="T10">input</text:span><text:span text:style-name="T3">.nextInt();</text:span></text:p>
      <text:p text:style-name="P5"><text:span text:style-name="T3"><text:tab/> <text:s text:c="11"/></text:span></text:p>
      <text:p text:style-name="P5"><text:span text:style-name="T3"><text:tab/> <text:s text:c="11"/></text:span><text:span text:style-name="T8">// </text:span><text:span text:style-name="T9">recebe</text:span><text:span text:style-name="T8"> a 3º </text:span><text:span text:style-name="T9">nota</text:span></text:p>
      <text:p text:style-name="P5"><text:span text:style-name="T3"><text:tab/> <text:s text:c="11"/>System.</text:span><text:span text:style-name="T13">out</text:span><text:span text:style-name="T3">.println(</text:span><text:span text:style-name="T14">"Aluno "</text:span><text:span text:style-name="T3"> + </text:span><text:span text:style-name="T10">cStudinput</text:span><text:span text:style-name="T3"> + </text:span><text:span text:style-name="T14">", digite sua 3ª nota"</text:span><text:span text:style-name="T3">);</text:span></text:p>
      <text:p text:style-name="P5"><text:span text:style-name="T3"><text:tab/> <text:s text:c="11"/></text:span><text:span text:style-name="T10">n3</text:span><text:span text:style-name="T3"> = </text:span><text:span text:style-name="T10">input</text:span><text:span text:style-name="T3">.nextInt();</text:span></text:p>
      <text:p text:style-name="P5"><text:span text:style-name="T3"><text:tab/> <text:s text:c="11"/></text:span></text:p>
      <text:p text:style-name="P5"><text:span text:style-name="T3"><text:tab/> <text:s text:c="11"/></text:span><text:span text:style-name="T8">// </text:span><text:span text:style-name="T9">calcula</text:span><text:span text:style-name="T8"> a </text:span><text:span text:style-name="T9">média</text:span></text:p>
      <text:p text:style-name="P5"><text:span text:style-name="T3"><text:tab/> <text:s text:c="11"/></text:span><text:span text:style-name="T10">media</text:span><text:span text:style-name="T3"> = (</text:span><text:span text:style-name="T11">n1</text:span><text:span text:style-name="T3"> + </text:span><text:span text:style-name="T10">n2</text:span><text:span text:style-name="T3"> + </text:span><text:span text:style-name="T10">n3</text:span><text:span text:style-name="T3">) / 3;</text:span></text:p>
      <text:p text:style-name="P5"><text:span text:style-name="T3"><text:tab/> <text:s text:c="11"/>System.</text:span><text:span text:style-name="T13">out</text:span><text:span text:style-name="T3">.println(</text:span><text:span text:style-name="T14">"A média do aluno "</text:span><text:span text:style-name="T3"> + </text:span><text:span text:style-name="T10">cStudinput</text:span><text:span text:style-name="T3"> + </text:span><text:span text:style-name="T14">" é "</text:span><text:span text:style-name="T3"> + </text:span><text:span text:style-name="T10">media</text:span><text:span text:style-name="T3">);</text:span></text:p>
      <text:p text:style-name="P5"><text:span text:style-name="T3"><text:tab/> <text:s text:c="11"/></text:span></text:p>
      <text:p text:style-name="P5"><text:span text:style-name="T3"><text:tab/> <text:s text:c="11"/></text:span><text:span text:style-name="T8">// </text:span><text:span text:style-name="T9">mostra</text:span><text:span text:style-name="T8"> a </text:span><text:span text:style-name="T9">nota</text:span><text:span text:style-name="T8"> do </text:span><text:span text:style-name="T9">aluno</text:span></text:p>
      <text:p text:style-name="P5"><text:span text:style-name="T3"><text:tab/> <text:s text:c="11"/></text:span><text:span text:style-name="T1">if</text:span><text:span text:style-name="T3">( (</text:span><text:span text:style-name="T10">media</text:span><text:span text:style-name="T3"> &gt;= 0) &amp;&amp; (</text:span><text:span text:style-name="T10">media</text:span><text:span text:style-name="T3"> &lt;4) ){</text:span></text:p>
      <text:p text:style-name="P5"><text:span text:style-name="T3"><text:tab/> <text:s text:c="15"/>System.</text:span><text:span text:style-name="T13">out</text:span><text:span text:style-name="T3">.println(</text:span><text:span text:style-name="T14">"Nota E"</text:span><text:span text:style-name="T3">);</text:span></text:p>
      <text:p text:style-name="P5"><text:span text:style-name="T3"><text:tab/> <text:s text:c="11"/>} </text:span><text:span text:style-name="T1">else</text:span><text:span text:style-name="T3"> </text:span><text:span text:style-name="T1">if</text:span><text:span text:style-name="T3">(</text:span><text:span text:style-name="T10">media</text:span><text:span text:style-name="T3"> &lt; 5){</text:span></text:p>
      <text:p text:style-name="P5"><text:span text:style-name="T3"><text:tab/> <text:s text:c="15"/>System.</text:span><text:span text:style-name="T13">out</text:span><text:span text:style-name="T3">.println(</text:span><text:span text:style-name="T14">"Nota D"</text:span><text:span text:style-name="T3">);</text:span></text:p>
      <text:p text:style-name="P5"><text:span text:style-name="T3"><text:tab/> <text:s text:c="11"/>} </text:span><text:span text:style-name="T1">else</text:span><text:span text:style-name="T3"> </text:span><text:span text:style-name="T1">if</text:span><text:span text:style-name="T3">(</text:span><text:span text:style-name="T10">media</text:span><text:span text:style-name="T3"> &lt; 7){</text:span></text:p>
      <text:p text:style-name="P5"><text:span text:style-name="T3"><text:tab/> <text:s text:c="15"/>System.</text:span><text:span text:style-name="T13">out</text:span><text:span text:style-name="T3">.println(</text:span><text:span text:style-name="T14">"Nota C"</text:span><text:span text:style-name="T3">);</text:span></text:p>
      <text:p text:style-name="P5"><text:span text:style-name="T3"><text:tab/> <text:s text:c="11"/>} </text:span><text:span text:style-name="T1">else</text:span><text:span text:style-name="T3"> </text:span><text:span text:style-name="T1">if</text:span><text:span text:style-name="T3">(</text:span><text:span text:style-name="T10">media</text:span><text:span text:style-name="T3"> &lt; 8){</text:span></text:p>
      <text:p text:style-name="P5"><text:span text:style-name="T3"><text:tab/> <text:s text:c="15"/>System.</text:span><text:span text:style-name="T13">out</text:span><text:span text:style-name="T3">.println(</text:span><text:span text:style-name="T14">"Nota B"</text:span><text:span text:style-name="T3">);</text:span></text:p>
      <text:p text:style-name="P5"><text:span text:style-name="T3"><text:tab/> <text:s text:c="11"/>} </text:span><text:span text:style-name="T1">else</text:span><text:span text:style-name="T3"> </text:span><text:span text:style-name="T1">if</text:span><text:span text:style-name="T3">(</text:span><text:span text:style-name="T10">media</text:span><text:span text:style-name="T3"> &lt;= 10){</text:span></text:p>
      <text:p text:style-name="P5"><text:span text:style-name="T3"><text:tab/> <text:s text:c="15"/>System.</text:span><text:span text:style-name="T13">out</text:span><text:span text:style-name="T3">.println(</text:span><text:span text:style-name="T14">"Nota A"</text:span><text:span text:style-name="T3">);</text:span></text:p>
      <text:p text:style-name="P5"><text:span text:style-name="T3"><text:tab/> <text:s text:c="11"/>}</text:span></text:p>
      <text:p text:style-name="P5"><text:span text:style-name="T3"><text:tab/> <text:s text:c="7"/>}</text:span></text:p>
      <text:p text:style-name="P5"><text:span text:style-name="T3"><text:tab/>}</text:span></text:p>
      <text:p text:style-name="P7"><text:soft-page-break/></text:p>
      <text:p text:style-name="P6"><text:span text:style-name="T3">}</text:span><text:span text:style-name="T19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16:27:57.629000000</meta:creation-date>
    <dc:date>2016-05-17T16:50:08.711000000</dc:date>
    <meta:editing-duration>PT22M12S</meta:editing-duration>
    <meta:editing-cycles>16</meta:editing-cycles>
    <meta:generator>LibreOffice/5.0.4.2$Windows_x86 LibreOffice_project/2b9802c1994aa0b7dc6079e128979269cf95bc78</meta:generator>
    <meta:document-statistic meta:table-count="0" meta:image-count="0" meta:object-count="0" meta:page-count="4" meta:paragraph-count="155" meta:word-count="569" meta:character-count="4480" meta:non-whitespace-character-count="3263"/>
  </office:meta>
</office:document-meta>
</file>